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595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Between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card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float" office:value="20">
            <text:p>20</text:p>
          </table:table-cell>
          <table:table-cell office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office:value-type="string">
            <text:p>player h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float" office:value="40">
            <text:p>40</text:p>
          </table:table-cell>
          <table:table-cell office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office:value-type="string">
            <text:p>player h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float" office:value="20">
            <text:p>20</text:p>
          </table:table-cell>
          <table:table-cell office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los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card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float" office:value="40">
            <text:p>40</text:p>
          </table:table-cell>
          <table:table-cell office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office:value-type="string">
            <text:p>player de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float" office:value="25">
            <text:p>25</text:p>
          </table:table-cell>
          <table:table-cell office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2">
            <text:p>2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office:value-type="string">
            <text:p>player de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float" office:value="5">
            <text:p>5</text:p>
          </table:table-cell>
          <table:table-cell office:value-type="string">
            <text:p>power</text:p>
          </table:table-cell>
          <table:table-cell office:value-type="string">
            <text:p>round 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3">
            <text:p>3</text:p>
          </table:table-cell>
          <table:table-cell office:value-type="string">
            <text:p>turn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5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1">21/02/2026</text:date>, <text:time>08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1T08:54:49.40</dc:date>
    <meta:editing-duration>PT37M41S</meta:editing-duration>
    <meta:editing-cycles>8</meta:editing-cycles>
    <meta:generator>OpenOffice/4.1.15$Win32 OpenOffice.org_project/4115m2$Build-9813</meta:generator>
    <meta:document-statistic meta:table-count="2" meta:cell-count="189" meta:object-count="0"/>
  </office:meta>
</office:document-meta>
</file>